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color="#000000" draw:fill="none" draw:fill-color="#ffffff" draw:auto-grow-height="true" draw:auto-grow-width="false" fo:max-height="0cm" fo:min-height="4.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5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88cm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ffffff" draw:auto-grow-height="true" draw:auto-grow-width="false" fo:max-height="0cm" fo:min-height="9.582cm"/>
      <style:paragraph-properties style:writing-mode="lr-tb"/>
    </style:style>
    <style:style style:name="gr6" style:family="graphic" style:parent-style-name="standard">
      <style:graphic-properties draw:stroke="solid" svg:stroke-color="#000000" draw:fill="none" draw:fill-color="#ffffff" draw:auto-grow-height="true" draw:auto-grow-width="false" fo:max-height="0cm" fo:min-height="8.5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pr1" style:family="presentation" style:parent-style-name="Alizarin-title">
      <style:graphic-properties fo:min-height="2.25cm"/>
      <style:paragraph-properties style:writing-mode="lr-tb"/>
    </style:style>
    <style:style style:name="pr2" style:family="presentation" style:parent-style-name="Alizarin-outline1">
      <style:graphic-properties draw:stroke="solid" svg:stroke-color="#000000" fo:min-height="12.75cm"/>
      <style:paragraph-properties style:writing-mode="lr-tb"/>
    </style:style>
    <style:style style:name="pr3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Alizarin0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font-size="30pt" style:font-size-asian="30pt" style:font-size-complex="30pt"/>
    </style:style>
    <style:style style:name="P2" style:family="paragraph">
      <style:paragraph-properties style:writing-mode="lr-tb"/>
      <style:text-properties fo:font-size="20pt" style:font-size-asian="20pt" style:font-size-complex="20pt"/>
    </style:style>
    <style:style style:name="P3" style:family="paragraph">
      <style:paragraph-properties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variant="normal" fo:text-transform="none" fo:color="#1c1c1c" loext:opacity="100%" style:text-outline="false" style:text-line-through-style="none" style:text-line-through-type="none" style:font-name="Noto Sans SemiBold2" fo:font-size="13pt" fo:font-style="normal" fo:text-shadow="none" style:text-underline-style="none" fo:font-weight="normal" style:letter-kerning="true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18.05cm" svg:height="2.667cm" svg:x="0.75cm" svg:y="1.333cm" presentation:class="title" presentation:user-transformed="true">
          <draw:text-box>
            <text:p><text:span text:style-name="T1">Activité _ : Les différents types de circuit</text:span></text:p>
          </draw:text-box>
        </draw:frame>
        <draw:frame presentation:style-name="pr2" draw:text-style-name="P2" draw:layer="layout" svg:width="19.125cm" svg:height="1.767cm" svg:x="0.35cm" svg:y="5.833cm" presentation:class="outline" presentation:user-transformed="true">
          <draw:text-box>
            <text:list text:style-name="L2">
              <text:list-item>
                <text:p><text:span text:style-name="T2">Objectif : savoir différencier circuit en série et circuit en dérivation.</text:span></text:p>
              </text:list-item>
            </text:list>
          </draw:text-box>
        </draw:frame>
        <draw:frame presentation:style-name="pr2" draw:text-style-name="P3" draw:layer="layout" svg:width="20.049cm" svg:height="17.066cm" svg:x="0.351cm" svg:y="8.134cm" presentation:class="outline" presentation:user-transformed="true">
          <draw:text-box>
            <text:list text:style-name="L2">
              <text:list-item>
                <text:p><text:span text:style-name="T3">1) Schématise un circuit simple avec </text:span><text:span text:style-name="T4">une pile, deux lampes et trois fils :</text:span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>3) Essaie de faire un circuit qui n’ai pas le même problème.</text:span></text:p>
              </text:list-item>
              <text:list-item>
                <text:p><text:span text:style-name="T4">Une fois que tu as trouvé schématise le :</text:span></text:p>
              </text:list-item>
              <text:list-item>
                <text:p><text:span text:style-name="T4"/></text:p>
              </text:list-item>
              <text:list-item>
                <text:p><text:span text:style-name="T4">4) On a vu que en cas de panne d’un dipôle,</text:span></text:p>
              </text:list-item>
              <text:list-item>
                <text:p><text:span text:style-name="T4">Les circuits en ………… et en …………………</text:span></text:p>
              </text:list-item>
              <text:list-item>
                <text:p><text:span text:style-name="T4">ne se comportaient pas de la même manière.</text:span></text:p>
              </text:list-item>
              <text:list-item>
                <text:p><text:span text:style-name="T4">Que pourrait-on tester d’autres pour voir la différence entre ces deux types de circuits ?</text:span></text:p>
              </text:list-item>
              <text:list-item>
                <text:p><text:span text:style-name="T4">………………………………………………………………………………………………………………</text:span><text:span text:style-name="T4">..</text:span></text:p>
              </text:list-item>
            </text:list>
          </draw:text-box>
        </draw:frame>
        <draw:frame draw:style-name="gr1" draw:text-style-name="P4" draw:layer="layout" svg:width="7.8cm" svg:height="5cm" svg:x="1.2cm" svg:y="9.6cm">
          <draw:text-box>
            <text:p/>
            <text:p/>
          </draw:text-box>
        </draw:frame>
        <draw:frame draw:style-name="gr2" draw:text-style-name="P5" draw:layer="layout" svg:width="9.8cm" svg:height="4.8cm" svg:x="9.3cm" svg:y="9.5cm">
          <draw:text-box>
            <text:p><text:span text:style-name="T5">2) Qu’est-ce qui se produit si une des lampes est cassée ? Fais l’expérience en retirant une des ampoules et en notant ce que tu observes : …………………………………………………………………………………………………………………………………………………………………………………………………………………….</text:span></text:p>
          </draw:text-box>
        </draw:frame>
        <draw:frame draw:style-name="gr1" draw:text-style-name="P4" draw:layer="layout" svg:width="7.8cm" svg:height="5cm" svg:x="11cm" svg:y="16.4cm">
          <draw:text-box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0" presentation:use-date-time-name="dtd1">
        <office:forms form:automatic-focus="false" form:apply-design-mode="false"/>
        <draw:frame draw:style-name="gr4" draw:text-style-name="P5" draw:layer="layout" svg:width="18.6cm" svg:height="1.838cm" svg:x="1cm" svg:y="1.5cm">
          <draw:text-box>
            <text:p><text:span text:style-name="T5">5) Pour chacune de tes réponses, imagine et </text:span><text:span text:style-name="T6">schématise </text:span><text:span text:style-name="T5">des circuits qui mettent en évidence les différences entre les deux types de circuits :</text:span></text:p>
            <text:p><text:span text:style-name="T5">Après validation, </text:span><text:span text:style-name="T6">réalise </text:span><text:span text:style-name="T5">les et </text:span><text:span text:style-name="T6">note tes observations</text:span><text:span text:style-name="T5">.</text:span></text:p>
          </draw:text-box>
        </draw:frame>
        <draw:frame draw:style-name="gr5" draw:text-style-name="P4" draw:layer="layout" svg:width="19.6cm" svg:height="9.832cm" svg:x="0.7cm" svg:y="3.6cm">
          <draw:text-box>
            <text:p/>
            <text:p/>
            <text:p/>
            <text:p/>
            <text:p/>
            <text:p/>
            <text:p/>
            <text:p/>
            <text:p/>
            <text:p/>
            <text:p>J’observe que :</text:p>
            <text:p/>
            <text:p/>
          </draw:text-box>
        </draw:frame>
        <draw:frame draw:style-name="gr6" draw:text-style-name="P4" draw:layer="layout" svg:width="19.6cm" svg:height="8.8cm" svg:x="0.6cm" svg:y="13.8cm">
          <draw:text-box>
            <text:p/>
            <text:p/>
            <text:p/>
            <text:p/>
            <text:p/>
            <text:p/>
            <text:p/>
            <text:p/>
            <text:p>J’observe que :</text:p>
          </draw:text-box>
        </draw:frame>
        <draw:frame draw:style-name="gr7" draw:text-style-name="P5" draw:layer="layout" svg:width="19.2cm" svg:height="1.309cm" svg:x="0.8cm" svg:y="22.6cm">
          <draw:text-box>
            <text:p><text:span text:style-name="T5">6) Quel type de circuit est principalement utilisé à la maison ou au collège ? Argument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37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34.7000007629395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532cm" fo:text-indent="0cm"/>
      <style:text-properties style:font-name="Noto Sans Light" fo:font-family="'Noto Sans Light'" style:font-style-name="細字" style:font-family-generic="swiss" style:font-pitch="variable" fo:font-size="29.2999992370605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99cm" fo:text-indent="0cm"/>
      <style:text-properties fo:font-size="24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66cm" fo:text-indent="0cm"/>
      <style:text-properties fo:font-size="21.2999992370605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33cm" fo:text-indent="0cm"/>
      <style:text-properties fo:font-size="21.2999992370605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33cm" fo:text-indent="0cm"/>
      <style:text-properties fo:font-size="21.2999992370605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33cm" fo:text-indent="0cm"/>
      <style:text-properties fo:font-size="21.2999992370605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33cm" fo:text-indent="0cm"/>
      <style:text-properties fo:font-size="18.7000007629395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33cm" fo:text-indent="0cm"/>
      <style:text-properties fo:font-size="18.7000007629395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Black2" fo:font-family="'Noto Sans Black'" style:font-style-name="黒" style:font-family-generic="swiss" style:font-pitch="variable" fo:font-size="42.7000007629395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37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34.7000007629395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531cm" fo:text-indent="0cm"/>
      <style:text-properties style:font-name="Noto Sans Light" fo:font-family="'Noto Sans Light'" style:font-style-name="細字" style:font-family-generic="swiss" style:font-pitch="variable" fo:font-size="29.2999992370605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99cm" fo:text-indent="0cm"/>
      <style:text-properties fo:font-size="24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66cm" fo:text-indent="0cm"/>
      <style:text-properties fo:font-size="21.2999992370605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33cm" fo:text-indent="0cm"/>
      <style:text-properties fo:font-size="21.2999992370605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33cm" fo:text-indent="0cm"/>
      <style:text-properties fo:font-size="21.2999992370605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33cm" fo:text-indent="0cm"/>
      <style:text-properties fo:font-size="21.2999992370605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33cm" fo:text-indent="0cm"/>
      <style:text-properties fo:font-size="18.7000007629395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33cm" fo:text-indent="0cm"/>
      <style:text-properties fo:font-size="18.7000007629395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Black2" fo:font-family="'Noto Sans Black'" style:font-style-name="黒" style:font-family-generic="swiss" style:font-pitch="variable" fo:font-size="42.7000007629395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4.417cm" fo:min-width="19.7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4.667cm" fo:min-width="20.25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2cm" fo:min-width="5.25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2cm" fo:min-width="13.5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2cm" fo:min-width="1.12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681cm" svg:height="7.575cm" svg:x="2.659cm" svg:y="2.485cm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Alizarin" style:page-layout-name="PM1" draw:style-name="Mdp1">
      <draw:custom-shape presentation:style-name="Mpr1" draw:text-style-name="MP5" draw:layer="backgroundobjects" svg:width="20.25cm" svg:height="4.667cm" svg:x="0cm" svg:y="0.666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5.25cm" svg:height="2cm" svg:x="15.75cm" svg:y="25.333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3.5cm" svg:height="2cm" svg:x="1.875cm" svg:y="25.333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125cm" svg:height="2cm" svg:x="0.375cm" svg:y="25.333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19.5cm" svg:height="3.333cm" svg:x="0.75cm" svg:y="1.333cm" presentation:class="title" presentation:placeholder="true">
        <draw:text-box/>
      </draw:frame>
      <draw:frame presentation:style-name="Alizarin-outline1" draw:layer="backgroundobjects" svg:width="19.125cm" svg:height="17.333cm" svg:x="0.75cm" svg:y="7.333cm" presentation:class="outline" presentation:placeholder="true">
        <draw:text-box/>
      </draw:frame>
      <draw:frame presentation:style-name="Mpr5" draw:text-style-name="MP10" draw:layer="backgroundobjects" svg:width="4.875cm" svg:height="1.932cm" svg:x="15.75cm" svg:y="25.333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6.75cm" svg:height="2cm" svg:x="2.25cm" svg:y="25.333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125cm" svg:height="2cm" svg:x="0.375cm" svg:y="25.333cm" presentation:class="page-number">
        <draw:text-box>
          <text:p text:style-name="MP11"><text:page-number>&lt;numéro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0.25cm" svg:height="4.667cm" svg:x="0cm" svg:y="11.666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19.5cm" svg:height="3.333cm" svg:x="0.75cm" svg:y="12.333cm" presentation:class="title" presentation:placeholder="true">
        <draw:text-box/>
      </draw:frame>
      <draw:frame presentation:style-name="Alizarin0-outline1" draw:layer="backgroundobjects" svg:width="19.125cm" svg:height="9.333cm" svg:x="1.125cm" svg:y="17.333cm" presentation:class="outline" presentation:placeholder="true">
        <draw:text-box/>
      </draw:frame>
      <draw:frame presentation:style-name="Mpr10" draw:text-style-name="MP15" draw:layer="backgroundobjects" svg:width="4.875cm" svg:height="2cm" svg:x="15.75cm" svg:y="25.333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6.75cm" svg:height="2cm" svg:x="2.25cm" svg:y="25.333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125cm" svg:height="2cm" svg:x="0.375cm" svg:y="25.333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08T23:43:00.231267326</meta:creation-date>
    <meta:editing-duration>PT25M31S</meta:editing-duration>
    <meta:editing-cycles>12</meta:editing-cycles>
    <meta:generator>LibreOffice/7.0.2.2$Linux_X86_64 LibreOffice_project/00$Build-2</meta:generator>
    <dc:title>monModele</dc:title>
    <dc:date>2020-10-26T16:42:53.013008970</dc:date>
    <meta:document-statistic meta:object-count="51"/>
  </office:meta>
</office:document-meta>
</file>